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Temperature (K)</text:p>
          </table:table-cell>
          <table:table-cell office:value-type="string">
            <text:p>Pressure (MPa)</text:p>
          </table:table-cell>
          <table:table-cell office:value-type="string">
            <text:p>Density (mol/l)</text:p>
          </table:table-cell>
          <table:table-cell office:value-type="string">
            <text:p>Volume (l/mol)</text:p>
          </table:table-cell>
          <table:table-cell office:value-type="string">
            <text:p>Internal Energy (kJ/mol)</text:p>
          </table:table-cell>
          <table:table-cell office:value-type="string">
            <text:p>Enthalpy (kJ/mol)</text:p>
          </table:table-cell>
          <table:table-cell office:value-type="string">
            <text:p>Entropy (J/mol*K)</text:p>
          </table:table-cell>
          <table:table-cell office:value-type="string">
            <text:p>Cv (J/mol*K)</text:p>
          </table:table-cell>
          <table:table-cell office:value-type="string">
            <text:p>Cp (J/mol*K)</text:p>
          </table:table-cell>
          <table:table-cell office:value-type="string">
            <text:p>Sound Spd. (m/s)</text:p>
          </table:table-cell>
          <table:table-cell office:value-type="string">
            <text:p>Joule-Thomson (K/MPa)</text:p>
          </table:table-cell>
          <table:table-cell office:value-type="string">
            <text:p>Viscosity (uPa*s)</text:p>
          </table:table-cell>
          <table:table-cell office:value-type="string">
            <text:p>Therm. Cond. (W/m*K)</text:p>
          </table:table-cell>
          <table:table-cell office:value-type="string">
            <text:p>Phase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nfinite</text:p>
          </table:table-cell>
          <table:table-cell office:value-type="float" office:value="43.2935426015">
            <text:p>43.2935426015</text:p>
          </table:table-cell>
          <table:table-cell office:value-type="float" office:value="45.7296534093">
            <text:p>45.7296534093</text:p>
          </table:table-cell>
          <table:table-cell office:value-type="float" office:value="481.287637081">
            <text:p>481.287637081</text:p>
          </table:table-cell>
          <table:table-cell office:value-type="float" office:value="25.2506974153">
            <text:p>25.2506974153</text:p>
          </table:table-cell>
          <table:table-cell office:value-type="float" office:value="33.5650687729">
            <text:p>33.5650687729</text:p>
          </table:table-cell>
          <table:table-cell office:value-type="float" office:value="423.970107763">
            <text:p>423.970107763</text:p>
          </table:table-cell>
          <table:table-cell office:value-type="string">
            <text:p>undefined</text:p>
          </table:table-cell>
          <table:table-cell office:value-type="float" office:value="9.72792583344">
            <text:p>9.72792583344</text:p>
          </table:table-cell>
          <table:table-cell office:value-type="float" office:value="0.0181442418026">
            <text:p>0.0181442418026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4427">
            <text:p>0.00231766954427</text:p>
          </table:table-cell>
          <table:table-cell office:value-type="float" office:value="0.000952660005511">
            <text:p>0.000952660005511</text:p>
          </table:table-cell>
          <table:table-cell office:value-type="float" office:value="1049.69243404">
            <text:p>1049.69243404</text:p>
          </table:table-cell>
          <table:table-cell office:value-type="float" office:value="43.2747913984">
            <text:p>43.2747913984</text:p>
          </table:table-cell>
          <table:table-cell office:value-type="float" office:value="45.7076315837">
            <text:p>45.7076315837</text:p>
          </table:table-cell>
          <table:table-cell office:value-type="float" office:value="156.180472704">
            <text:p>156.180472704</text:p>
          </table:table-cell>
          <table:table-cell office:value-type="float" office:value="25.8652443822">
            <text:p>25.8652443822</text:p>
          </table:table-cell>
          <table:table-cell office:value-type="float" office:value="34.332151189">
            <text:p>34.332151189</text:p>
          </table:table-cell>
          <table:table-cell office:value-type="float" office:value="423.075417947">
            <text:p>423.075417947</text:p>
          </table:table-cell>
          <table:table-cell office:value-type="float" office:value="322.025311227">
            <text:p>322.025311227</text:p>
          </table:table-cell>
          <table:table-cell office:value-type="float" office:value="9.72310753692">
            <text:p>9.72310753692</text:p>
          </table:table-cell>
          <table:table-cell office:value-type="float" office:value="0.0182178041222">
            <text:p>0.0182178041222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3623">
            <text:p>0.00231766953623</text:p>
          </table:table-cell>
          <table:table-cell office:value-type="float" office:value="55.4081468412">
            <text:p>55.4081468412</text:p>
          </table:table-cell>
          <table:table-cell office:value-type="float" office:value="0.018047887486">
            <text:p>0.018047887486</text:p>
          </table:table-cell>
          <table:table-cell office:value-type="float" office:value="1.5003861124">
            <text:p>1.5003861124</text:p>
          </table:table-cell>
          <table:table-cell office:value-type="float" office:value="1.50042794144">
            <text:p>1.50042794144</text:p>
          </table:table-cell>
          <table:table-cell office:value-type="float" office:value="5.30264457395">
            <text:p>5.30264457395</text:p>
          </table:table-cell>
          <table:table-cell office:value-type="float" office:value="74.9000840716">
            <text:p>74.9000840716</text:p>
          </table:table-cell>
          <table:table-cell office:value-type="float" office:value="75.3842895486">
            <text:p>75.3842895486</text:p>
          </table:table-cell>
          <table:table-cell office:value-type="float" office:value="1481.72065737">
            <text:p>1481.72065737</text:p>
          </table:table-cell>
          <table:table-cell office:value-type="float" office:value="-0.225026890102">
            <text:p>-0.225026890102</text:p>
          </table:table-cell>
          <table:table-cell office:value-type="float" office:value="1005.33747016">
            <text:p>1005.33747016</text:p>
          </table:table-cell>
          <table:table-cell office:value-type="float" office:value="0.598148798495">
            <text:p>0.59814879849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">
            <text:p>5</text:p>
          </table:table-cell>
          <table:table-cell office:value-type="float" office:value="55.5346495189">
            <text:p>55.5346495189</text:p>
          </table:table-cell>
          <table:table-cell office:value-type="float" office:value="0.0180067761058">
            <text:p>0.0180067761058</text:p>
          </table:table-cell>
          <table:table-cell office:value-type="float" office:value="1.49497786617">
            <text:p>1.49497786617</text:p>
          </table:table-cell>
          <table:table-cell office:value-type="float" office:value="1.5850117467">
            <text:p>1.5850117467</text:p>
          </table:table-cell>
          <table:table-cell office:value-type="float" office:value="5.28383633703">
            <text:p>5.28383633703</text:p>
          </table:table-cell>
          <table:table-cell office:value-type="float" office:value="74.582151834">
            <text:p>74.582151834</text:p>
          </table:table-cell>
          <table:table-cell office:value-type="float" office:value="75.1073041597">
            <text:p>75.1073041597</text:p>
          </table:table-cell>
          <table:table-cell office:value-type="float" office:value="1489.99141004">
            <text:p>1489.99141004</text:p>
          </table:table-cell>
          <table:table-cell office:value-type="float" office:value="-0.224824555744">
            <text:p>-0.224824555744</text:p>
          </table:table-cell>
          <table:table-cell office:value-type="float" office:value="1003.23981904">
            <text:p>1003.23981904</text:p>
          </table:table-cell>
          <table:table-cell office:value-type="float" office:value="0.600442114305">
            <text:p>0.60044211430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">
            <text:p>10</text:p>
          </table:table-cell>
          <table:table-cell office:value-type="float" office:value="55.659886212">
            <text:p>55.659886212</text:p>
          </table:table-cell>
          <table:table-cell office:value-type="float" office:value="0.017966260229">
            <text:p>0.017966260229</text:p>
          </table:table-cell>
          <table:table-cell office:value-type="float" office:value="1.48958813879">
            <text:p>1.48958813879</text:p>
          </table:table-cell>
          <table:table-cell office:value-type="float" office:value="1.66925074108">
            <text:p>1.66925074108</text:p>
          </table:table-cell>
          <table:table-cell office:value-type="float" office:value="5.26440513084">
            <text:p>5.26440513084</text:p>
          </table:table-cell>
          <table:table-cell office:value-type="float" office:value="74.2733033144">
            <text:p>74.2733033144</text:p>
          </table:table-cell>
          <table:table-cell office:value-type="float" office:value="74.8407640069">
            <text:p>74.8407640069</text:p>
          </table:table-cell>
          <table:table-cell office:value-type="float" office:value="1498.26780431">
            <text:p>1498.26780431</text:p>
          </table:table-cell>
          <table:table-cell office:value-type="float" office:value="-0.224608551433">
            <text:p>-0.224608551433</text:p>
          </table:table-cell>
          <table:table-cell office:value-type="float" office:value="1001.31597218">
            <text:p>1001.31597218</text:p>
          </table:table-cell>
          <table:table-cell office:value-type="float" office:value="0.602743813763">
            <text:p>0.60274381376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5">
            <text:p>15</text:p>
          </table:table-cell>
          <table:table-cell office:value-type="float" office:value="55.7838215215">
            <text:p>55.7838215215</text:p>
          </table:table-cell>
          <table:table-cell office:value-type="float" office:value="0.017926344462">
            <text:p>0.017926344462</text:p>
          </table:table-cell>
          <table:table-cell office:value-type="float" office:value="1.48421776588">
            <text:p>1.48421776588</text:p>
          </table:table-cell>
          <table:table-cell office:value-type="float" office:value="1.75311293281">
            <text:p>1.75311293281</text:p>
          </table:table-cell>
          <table:table-cell office:value-type="float" office:value="5.24437416526">
            <text:p>5.24437416526</text:p>
          </table:table-cell>
          <table:table-cell office:value-type="float" office:value="73.9733593108">
            <text:p>73.9733593108</text:p>
          </table:table-cell>
          <table:table-cell office:value-type="float" office:value="74.5844149288">
            <text:p>74.5844149288</text:p>
          </table:table-cell>
          <table:table-cell office:value-type="float" office:value="1506.54870344">
            <text:p>1506.54870344</text:p>
          </table:table-cell>
          <table:table-cell office:value-type="float" office:value="-0.224379892679">
            <text:p>-0.224379892679</text:p>
          </table:table-cell>
          <table:table-cell office:value-type="float" office:value="999.563105767">
            <text:p>999.563105767</text:p>
          </table:table-cell>
          <table:table-cell office:value-type="float" office:value="0.605049734242">
            <text:p>0.60504973424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0">
            <text:p>20</text:p>
          </table:table-cell>
          <table:table-cell office:value-type="float" office:value="55.9064780216">
            <text:p>55.9064780216</text:p>
          </table:table-cell>
          <table:table-cell office:value-type="float" office:value="0.0178870148038">
            <text:p>0.0178870148038</text:p>
          </table:table-cell>
          <table:table-cell office:value-type="float" office:value="1.4788652834">
            <text:p>1.4788652834</text:p>
          </table:table-cell>
          <table:table-cell office:value-type="float" office:value="1.83660557947">
            <text:p>1.83660557947</text:p>
          </table:table-cell>
          <table:table-cell office:value-type="float" office:value="5.22375808972">
            <text:p>5.22375808972</text:p>
          </table:table-cell>
          <table:table-cell office:value-type="float" office:value="73.6820066004">
            <text:p>73.6820066004</text:p>
          </table:table-cell>
          <table:table-cell office:value-type="float" office:value="74.3378851072">
            <text:p>74.3378851072</text:p>
          </table:table-cell>
          <table:table-cell office:value-type="float" office:value="1514.83623748">
            <text:p>1514.83623748</text:p>
          </table:table-cell>
          <table:table-cell office:value-type="float" office:value="-0.224139486207">
            <text:p>-0.224139486207</text:p>
          </table:table-cell>
          <table:table-cell office:value-type="float" office:value="997.977460115">
            <text:p>997.977460115</text:p>
          </table:table-cell>
          <table:table-cell office:value-type="float" office:value="0.607356972117">
            <text:p>0.60735697211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5">
            <text:p>25</text:p>
          </table:table-cell>
          <table:table-cell office:value-type="float" office:value="56.0278774081">
            <text:p>56.0278774081</text:p>
          </table:table-cell>
          <table:table-cell office:value-type="float" office:value="0.0178482578006">
            <text:p>0.0178482578006</text:p>
          </table:table-cell>
          <table:table-cell office:value-type="float" office:value="1.47352942783">
            <text:p>1.47352942783</text:p>
          </table:table-cell>
          <table:table-cell office:value-type="float" office:value="1.91973587284">
            <text:p>1.91973587284</text:p>
          </table:table-cell>
          <table:table-cell office:value-type="float" office:value="5.20257156319">
            <text:p>5.20257156319</text:p>
          </table:table-cell>
          <table:table-cell office:value-type="float" office:value="73.3989465846">
            <text:p>73.3989465846</text:p>
          </table:table-cell>
          <table:table-cell office:value-type="float" office:value="74.1008152716">
            <text:p>74.1008152716</text:p>
          </table:table-cell>
          <table:table-cell office:value-type="float" office:value="1523.13200941">
            <text:p>1523.13200941</text:p>
          </table:table-cell>
          <table:table-cell office:value-type="float" office:value="-0.223888218229">
            <text:p>-0.223888218229</text:p>
          </table:table-cell>
          <table:table-cell office:value-type="float" office:value="996.555350873">
            <text:p>996.555350873</text:p>
          </table:table-cell>
          <table:table-cell office:value-type="float" office:value="0.609662812347">
            <text:p>0.60966281234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0">
            <text:p>30</text:p>
          </table:table-cell>
          <table:table-cell office:value-type="float" office:value="56.1480406079">
            <text:p>56.1480406079</text:p>
          </table:table-cell>
          <table:table-cell office:value-type="float" office:value="0.0178100604967">
            <text:p>0.0178100604967</text:p>
          </table:table-cell>
          <table:table-cell office:value-type="float" office:value="1.46820912371">
            <text:p>1.46820912371</text:p>
          </table:table-cell>
          <table:table-cell office:value-type="float" office:value="2.00251093861">
            <text:p>2.00251093861</text:p>
          </table:table-cell>
          <table:table-cell office:value-type="float" office:value="5.1808292444">
            <text:p>5.1808292444</text:p>
          </table:table-cell>
          <table:table-cell office:value-type="float" office:value="73.1238943424">
            <text:p>73.1238943424</text:p>
          </table:table-cell>
          <table:table-cell office:value-type="float" office:value="73.8728580107">
            <text:p>73.8728580107</text:p>
          </table:table-cell>
          <table:table-cell office:value-type="float" office:value="1531.43713702">
            <text:p>1531.43713702</text:p>
          </table:table-cell>
          <table:table-cell office:value-type="float" office:value="-0.223626952323">
            <text:p>-0.223626952323</text:p>
          </table:table-cell>
          <table:table-cell office:value-type="float" office:value="995.293166905">
            <text:p>995.293166905</text:p>
          </table:table-cell>
          <table:table-cell office:value-type="float" office:value="0.611964720022">
            <text:p>0.61196472002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5">
            <text:p>35</text:p>
          </table:table-cell>
          <table:table-cell office:value-type="float" office:value="56.2669878754">
            <text:p>56.2669878754</text:p>
          </table:table-cell>
          <table:table-cell office:value-type="float" office:value="0.0177724103912">
            <text:p>0.0177724103912</text:p>
          </table:table-cell>
          <table:table-cell office:value-type="float" office:value="1.46290347159">
            <text:p>1.46290347159</text:p>
          </table:table-cell>
          <table:table-cell office:value-type="float" office:value="2.08493783528">
            <text:p>2.08493783528</text:p>
          </table:table-cell>
          <table:table-cell office:value-type="float" office:value="5.15854577991">
            <text:p>5.15854577991</text:p>
          </table:table-cell>
          <table:table-cell office:value-type="float" office:value="72.8565777307">
            <text:p>72.8565777307</text:p>
          </table:table-cell>
          <table:table-cell office:value-type="float" office:value="73.6536771555">
            <text:p>73.6536771555</text:p>
          </table:table-cell>
          <table:table-cell office:value-type="float" office:value="1539.75229472">
            <text:p>1539.75229472</text:p>
          </table:table-cell>
          <table:table-cell office:value-type="float" office:value="-0.223356527466">
            <text:p>-0.223356527466</text:p>
          </table:table-cell>
          <table:table-cell office:value-type="float" office:value="994.1873686">
            <text:p>994.1873686</text:p>
          </table:table-cell>
          <table:table-cell office:value-type="float" office:value="0.614260332454">
            <text:p>0.61426033245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0">
            <text:p>40</text:p>
          </table:table-cell>
          <table:table-cell office:value-type="float" office:value="56.3847388766">
            <text:p>56.3847388766</text:p>
          </table:table-cell>
          <table:table-cell office:value-type="float" office:value="0.0177352953995">
            <text:p>0.0177352953995</text:p>
          </table:table-cell>
          <table:table-cell office:value-type="float" office:value="1.45761173639">
            <text:p>1.45761173639</text:p>
          </table:table-cell>
          <table:table-cell office:value-type="float" office:value="2.16702355237">
            <text:p>2.16702355237</text:p>
          </table:table-cell>
          <table:table-cell office:value-type="float" office:value="5.13573579052">
            <text:p>5.13573579052</text:p>
          </table:table-cell>
          <table:table-cell office:value-type="float" office:value="72.5967365373">
            <text:p>72.5967365373</text:p>
          </table:table-cell>
          <table:table-cell office:value-type="float" office:value="73.4429472317">
            <text:p>73.4429472317</text:p>
          </table:table-cell>
          <table:table-cell office:value-type="float" office:value="1548.07775492">
            <text:p>1548.07775492</text:p>
          </table:table-cell>
          <table:table-cell office:value-type="float" office:value="-0.223077756277">
            <text:p>-0.223077756277</text:p>
          </table:table-cell>
          <table:table-cell office:value-type="float" office:value="993.234486529">
            <text:p>993.234486529</text:p>
          </table:table-cell>
          <table:table-cell office:value-type="float" office:value="0.616547451705">
            <text:p>0.61654745170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5">
            <text:p>45</text:p>
          </table:table-cell>
          <table:table-cell office:value-type="float" office:value="56.5013127618">
            <text:p>56.5013127618</text:p>
          </table:table-cell>
          <table:table-cell office:value-type="float" office:value="0.0176987038198">
            <text:p>0.0176987038198</text:p>
          </table:table-cell>
          <table:table-cell office:value-type="float" office:value="1.45233333608">
            <text:p>1.45233333608</text:p>
          </table:table-cell>
          <table:table-cell office:value-type="float" office:value="2.24877500797">
            <text:p>2.24877500797</text:p>
          </table:table-cell>
          <table:table-cell office:value-type="float" office:value="5.11241385622">
            <text:p>5.11241385622</text:p>
          </table:table-cell>
          <table:table-cell office:value-type="float" office:value="72.344121689">
            <text:p>72.344121689</text:p>
          </table:table-cell>
          <table:table-cell office:value-type="float" office:value="73.2403529789">
            <text:p>73.2403529789</text:p>
          </table:table-cell>
          <table:table-cell office:value-type="float" office:value="1556.41342864">
            <text:p>1556.41342864</text:p>
          </table:table-cell>
          <table:table-cell office:value-type="float" office:value="-0.222791423467">
            <text:p>-0.222791423467</text:p>
          </table:table-cell>
          <table:table-cell office:value-type="float" office:value="992.4311204">
            <text:p>992.4311204</text:p>
          </table:table-cell>
          <table:table-cell office:value-type="float" office:value="0.618824037497">
            <text:p>0.61882403749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56.6167282284">
            <text:p>56.6167282284</text:p>
          </table:table-cell>
          <table:table-cell office:value-type="float" office:value="0.0176626243037">
            <text:p>0.0176626243037</text:p>
          </table:table-cell>
          <table:table-cell office:value-type="float" office:value="1.44706783071">
            <text:p>1.44706783071</text:p>
          </table:table-cell>
          <table:table-cell office:value-type="float" office:value="2.3301990459">
            <text:p>2.3301990459</text:p>
          </table:table-cell>
          <table:table-cell office:value-type="float" office:value="5.08859450011">
            <text:p>5.08859450011</text:p>
          </table:table-cell>
          <table:table-cell office:value-type="float" office:value="72.0984945154">
            <text:p>72.0984945154</text:p>
          </table:table-cell>
          <table:table-cell office:value-type="float" office:value="73.0455889303">
            <text:p>73.0455889303</text:p>
          </table:table-cell>
          <table:table-cell office:value-type="float" office:value="1564.75890497">
            <text:p>1564.75890497</text:p>
          </table:table-cell>
          <table:table-cell office:value-type="float" office:value="-0.222498284539">
            <text:p>-0.222498284539</text:p>
          </table:table-cell>
          <table:table-cell office:value-type="float" office:value="991.773938241">
            <text:p>991.773938241</text:p>
          </table:table-cell>
          <table:table-cell office:value-type="float" office:value="0.62108820044">
            <text:p>0.6210882004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5">
            <text:p>55</text:p>
          </table:table-cell>
          <table:table-cell office:value-type="float" office:value="56.7310035739">
            <text:p>56.7310035739</text:p>
          </table:table-cell>
          <table:table-cell office:value-type="float" office:value="0.0176270458304">
            <text:p>0.0176270458304</text:p>
          </table:table-cell>
          <table:table-cell office:value-type="float" office:value="1.44181491176">
            <text:p>1.44181491176</text:p>
          </table:table-cell>
          <table:table-cell office:value-type="float" office:value="2.41130243243">
            <text:p>2.41130243243</text:p>
          </table:table-cell>
          <table:table-cell office:value-type="float" office:value="5.06429217148">
            <text:p>5.06429217148</text:p>
          </table:table-cell>
          <table:table-cell office:value-type="float" office:value="71.8596260694">
            <text:p>71.8596260694</text:p>
          </table:table-cell>
          <table:table-cell office:value-type="float" office:value="72.8583590482">
            <text:p>72.8583590482</text:p>
          </table:table-cell>
          <table:table-cell office:value-type="float" office:value="1573.11348924">
            <text:p>1573.11348924</text:p>
          </table:table-cell>
          <table:table-cell office:value-type="float" office:value="-0.22219906472">
            <text:p>-0.22219906472</text:p>
          </table:table-cell>
          <table:table-cell office:value-type="float" office:value="991.259675755">
            <text:p>991.259675755</text:p>
          </table:table-cell>
          <table:table-cell office:value-type="float" office:value="0.623338195523">
            <text:p>0.62333819552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0">
            <text:p>60</text:p>
          </table:table-cell>
          <table:table-cell office:value-type="float" office:value="56.8441567411">
            <text:p>56.8441567411</text:p>
          </table:table-cell>
          <table:table-cell office:value-type="float" office:value="0.0175919576845">
            <text:p>0.0175919576845</text:p>
          </table:table-cell>
          <table:table-cell office:value-type="float" office:value="1.43657439175">
            <text:p>1.43657439175</text:p>
          </table:table-cell>
          <table:table-cell office:value-type="float" office:value="2.49209185282">
            <text:p>2.49209185282</text:p>
          </table:table-cell>
          <table:table-cell office:value-type="float" office:value="5.03952122853">
            <text:p>5.03952122853</text:p>
          </table:table-cell>
          <table:table-cell office:value-type="float" office:value="71.6272965016">
            <text:p>71.6272965016</text:p>
          </table:table-cell>
          <table:table-cell office:value-type="float" office:value="72.6783764075">
            <text:p>72.6783764075</text:p>
          </table:table-cell>
          <table:table-cell office:value-type="float" office:value="1581.47623929">
            <text:p>1581.47623929</text:p>
          </table:table-cell>
          <table:table-cell office:value-type="float" office:value="-0.221894458139">
            <text:p>-0.221894458139</text:p>
          </table:table-cell>
          <table:table-cell office:value-type="float" office:value="990.885135793">
            <text:p>990.885135793</text:p>
          </table:table-cell>
          <table:table-cell office:value-type="float" office:value="0.625572415843">
            <text:p>0.62557241584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5">
            <text:p>65</text:p>
          </table:table-cell>
          <table:table-cell office:value-type="float" office:value="56.9562053557">
            <text:p>56.9562053557</text:p>
          </table:table-cell>
          <table:table-cell office:value-type="float" office:value="0.0175573494364">
            <text:p>0.0175573494364</text:p>
          </table:table-cell>
          <table:table-cell office:value-type="float" office:value="1.4313461943">
            <text:p>1.4313461943</text:p>
          </table:table-cell>
          <table:table-cell office:value-type="float" office:value="2.57257390766">
            <text:p>2.57257390766</text:p>
          </table:table-cell>
          <table:table-cell office:value-type="float" office:value="5.01429592086">
            <text:p>5.01429592086</text:p>
          </table:table-cell>
          <table:table-cell office:value-type="float" office:value="71.4012944882">
            <text:p>71.4012944882</text:p>
          </table:table-cell>
          <table:table-cell office:value-type="float" office:value="72.5053629216">
            <text:p>72.5053629216</text:p>
          </table:table-cell>
          <table:table-cell office:value-type="float" office:value="1589.84600008">
            <text:p>1589.84600008</text:p>
          </table:table-cell>
          <table:table-cell office:value-type="float" office:value="-0.221585127254">
            <text:p>-0.221585127254</text:p>
          </table:table-cell>
          <table:table-cell office:value-type="float" office:value="990.647187914">
            <text:p>990.647187914</text:p>
          </table:table-cell>
          <table:table-cell office:value-type="float" office:value="0.62778938655">
            <text:p>0.6277893865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0">
            <text:p>70</text:p>
          </table:table-cell>
          <table:table-cell office:value-type="float" office:value="57.0671667573">
            <text:p>57.0671667573</text:p>
          </table:table-cell>
          <table:table-cell office:value-type="float" office:value="0.0175232109253">
            <text:p>0.0175232109253</text:p>
          </table:table-cell>
          <table:table-cell office:value-type="float" office:value="1.42613034439">
            <text:p>1.42613034439</text:p>
          </table:table-cell>
          <table:table-cell office:value-type="float" office:value="2.65275510917">
            <text:p>2.65275510917</text:p>
          </table:table-cell>
          <table:table-cell office:value-type="float" office:value="4.98863037221">
            <text:p>4.98863037221</text:p>
          </table:table-cell>
          <table:table-cell office:value-type="float" office:value="71.1814167085">
            <text:p>71.1814167085</text:p>
          </table:table-cell>
          <table:table-cell office:value-type="float" office:value="72.3390491036">
            <text:p>72.3390491036</text:p>
          </table:table-cell>
          <table:table-cell office:value-type="float" office:value="1598.22143603">
            <text:p>1598.22143603</text:p>
          </table:table-cell>
          <table:table-cell office:value-type="float" office:value="-0.221271702502">
            <text:p>-0.221271702502</text:p>
          </table:table-cell>
          <table:table-cell office:value-type="float" office:value="990.542767977">
            <text:p>990.542767977</text:p>
          </table:table-cell>
          <table:table-cell office:value-type="float" office:value="0.629987758968">
            <text:p>0.62998775896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">
            <text:p>75</text:p>
          </table:table-cell>
          <table:table-cell office:value-type="float" office:value="57.1770580248">
            <text:p>57.1770580248</text:p>
          </table:table-cell>
          <table:table-cell office:value-type="float" office:value="0.017489532245">
            <text:p>0.017489532245</text:p>
          </table:table-cell>
          <table:table-cell office:value-type="float" office:value="1.42092695918">
            <text:p>1.42092695918</text:p>
          </table:table-cell>
          <table:table-cell office:value-type="float" office:value="2.73264187756">
            <text:p>2.73264187756</text:p>
          </table:table-cell>
          <table:table-cell office:value-type="float" office:value="4.96253856344">
            <text:p>4.96253856344</text:p>
          </table:table-cell>
          <table:table-cell office:value-type="float" office:value="70.9674673687">
            <text:p>70.9674673687</text:p>
          </table:table-cell>
          <table:table-cell office:value-type="float" office:value="72.1791738563">
            <text:p>72.1791738563</text:p>
          </table:table-cell>
          <table:table-cell office:value-type="float" office:value="1606.60106137">
            <text:p>1606.60106137</text:p>
          </table:table-cell>
          <table:table-cell office:value-type="float" office:value="-0.220954782169">
            <text:p>-0.220954782169</text:p>
          </table:table-cell>
          <table:table-cell office:value-type="float" office:value="990.568877756">
            <text:p>990.568877756</text:p>
          </table:table-cell>
          <table:table-cell office:value-type="float" office:value="0.632166304898">
            <text:p>0.63216630489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0">
            <text:p>80</text:p>
          </table:table-cell>
          <table:table-cell office:value-type="float" office:value="57.2858959965">
            <text:p>57.2858959965</text:p>
          </table:table-cell>
          <table:table-cell office:value-type="float" office:value="0.0174563037307">
            <text:p>0.0174563037307</text:p>
          </table:table-cell>
          <table:table-cell office:value-type="float" office:value="1.41573623902">
            <text:p>1.41573623902</text:p>
          </table:table-cell>
          <table:table-cell office:value-type="float" office:value="2.81224053747">
            <text:p>2.81224053747</text:p>
          </table:table-cell>
          <table:table-cell office:value-type="float" office:value="4.9360343162">
            <text:p>4.9360343162</text:p>
          </table:table-cell>
          <table:table-cell office:value-type="float" office:value="70.7592577694">
            <text:p>70.7592577694</text:p>
          </table:table-cell>
          <table:table-cell office:value-type="float" office:value="72.025484286">
            <text:p>72.025484286</text:p>
          </table:table-cell>
          <table:table-cell office:value-type="float" office:value="1614.98326812">
            <text:p>1614.98326812</text:p>
          </table:table-cell>
          <table:table-cell office:value-type="float" office:value="-0.220634932467">
            <text:p>-0.220634932467</text:p>
          </table:table-cell>
          <table:table-cell office:value-type="float" office:value="990.722584529">
            <text:p>990.722584529</text:p>
          </table:table-cell>
          <table:table-cell office:value-type="float" office:value="0.634323911086">
            <text:p>0.63432391108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5">
            <text:p>85</text:p>
          </table:table-cell>
          <table:table-cell office:value-type="float" office:value="57.3936972862">
            <text:p>57.3936972862</text:p>
          </table:table-cell>
          <table:table-cell office:value-type="float" office:value="0.0174235159483">
            <text:p>0.0174235159483</text:p>
          </table:table-cell>
          <table:table-cell office:value-type="float" office:value="1.41055845897">
            <text:p>1.41055845897</text:p>
          </table:table-cell>
          <table:table-cell office:value-type="float" office:value="2.89155731458">
            <text:p>2.89155731458</text:p>
          </table:table-cell>
          <table:table-cell office:value-type="float" office:value="4.90913127733">
            <text:p>4.90913127733</text:p>
          </table:table-cell>
          <table:table-cell office:value-type="float" office:value="70.5566059132">
            <text:p>70.5566059132</text:p>
          </table:table-cell>
          <table:table-cell office:value-type="float" office:value="71.8777355341">
            <text:p>71.8777355341</text:p>
          </table:table-cell>
          <table:table-cell office:value-type="float" office:value="1623.3663519">
            <text:p>1623.3663519</text:p>
          </table:table-cell>
          <table:table-cell office:value-type="float" office:value="-0.220312687795">
            <text:p>-0.220312687795</text:p>
          </table:table-cell>
          <table:table-cell office:value-type="float" office:value="991.001020638">
            <text:p>991.001020638</text:p>
          </table:table-cell>
          <table:table-cell office:value-type="float" office:value="0.636459573846">
            <text:p>0.63645957384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0">
            <text:p>90</text:p>
          </table:table-cell>
          <table:table-cell office:value-type="float" office:value="57.5004782954">
            <text:p>57.5004782954</text:p>
          </table:table-cell>
          <table:table-cell office:value-type="float" office:value="0.017391159685">
            <text:p>0.017391159685</text:p>
          </table:table-cell>
          <table:table-cell office:value-type="float" office:value="1.40539396075">
            <text:p>1.40539396075</text:p>
          </table:table-cell>
          <table:table-cell office:value-type="float" office:value="2.9705983324">
            <text:p>2.9705983324</text:p>
          </table:table-cell>
          <table:table-cell office:value-type="float" office:value="4.88184290413">
            <text:p>4.88184290413</text:p>
          </table:table-cell>
          <table:table-cell office:value-type="float" office:value="70.3593361486">
            <text:p>70.3593361486</text:p>
          </table:table-cell>
          <table:table-cell office:value-type="float" office:value="71.7356906219">
            <text:p>71.7356906219</text:p>
          </table:table-cell>
          <table:table-cell office:value-type="float" office:value="1631.74853547">
            <text:p>1631.74853547</text:p>
          </table:table-cell>
          <table:table-cell office:value-type="float" office:value="-0.219988551167">
            <text:p>-0.219988551167</text:p>
          </table:table-cell>
          <table:table-cell office:value-type="float" office:value="991.401382999">
            <text:p>991.401382999</text:p>
          </table:table-cell>
          <table:table-cell office:value-type="float" office:value="0.63857239384">
            <text:p>0.6385723938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5">
            <text:p>95</text:p>
          </table:table-cell>
          <table:table-cell office:value-type="float" office:value="57.6062552223">
            <text:p>57.6062552223</text:p>
          </table:table-cell>
          <table:table-cell office:value-type="float" office:value="0.0173592259407">
            <text:p>0.0173592259407</text:p>
          </table:table-cell>
          <table:table-cell office:value-type="float" office:value="1.40024314505">
            <text:p>1.40024314505</text:p>
          </table:table-cell>
          <table:table-cell office:value-type="float" office:value="3.04936960941">
            <text:p>3.04936960941</text:p>
          </table:table-cell>
          <table:table-cell office:value-type="float" office:value="4.85418245071">
            <text:p>4.85418245071</text:p>
          </table:table-cell>
          <table:table-cell office:value-type="float" office:value="70.1672788459">
            <text:p>70.1672788459</text:p>
          </table:table-cell>
          <table:table-cell office:value-type="float" office:value="71.5991203058">
            <text:p>71.5991203058</text:p>
          </table:table-cell>
          <table:table-cell office:value-type="float" office:value="1640.12799006">
            <text:p>1640.12799006</text:p>
          </table:table-cell>
          <table:table-cell office:value-type="float" office:value="-0.219662994788">
            <text:p>-0.219662994788</text:p>
          </table:table-cell>
          <table:table-cell office:value-type="float" office:value="991.920932546">
            <text:p>991.920932546</text:p>
          </table:table-cell>
          <table:table-cell office:value-type="float" office:value="0.640661571012">
            <text:p>0.64066157101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  <table:table-cell office:value-type="float" office:value="57.7110440683">
            <text:p>57.7110440683</text:p>
          </table:table-cell>
          <table:table-cell office:value-type="float" office:value="0.0173277059208">
            <text:p>0.0173277059208</text:p>
          </table:table-cell>
          <table:table-cell office:value-type="float" office:value="1.39510646428">
            <text:p>1.39510646428</text:p>
          </table:table-cell>
          <table:table-cell office:value-type="float" office:value="3.12787705637">
            <text:p>3.12787705637</text:p>
          </table:table-cell>
          <table:table-cell office:value-type="float" office:value="4.82616295542">
            <text:p>4.82616295542</text:p>
          </table:table-cell>
          <table:table-cell office:value-type="float" office:value="69.980270104">
            <text:p>69.980270104</text:p>
          </table:table-cell>
          <table:table-cell office:value-type="float" office:value="71.4678029374">
            <text:p>71.4678029374</text:p>
          </table:table-cell>
          <table:table-cell office:value-type="float" office:value="1648.50285461">
            <text:p>1648.50285461</text:p>
          </table:table-cell>
          <table:table-cell office:value-type="float" office:value="-0.219336460762">
            <text:p>-0.219336460762</text:p>
          </table:table-cell>
          <table:table-cell office:value-type="float" office:value="992.556993608">
            <text:p>992.556993608</text:p>
          </table:table-cell>
          <table:table-cell office:value-type="float" office:value="0.642726399669">
            <text:p>0.642726399669</text:p>
          </table:table-cell>
          <table:table-cell office:value-type="string">
            <text:p>liqu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2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ica Gallagher</meta:initial-creator>
    <meta:creation-date>2011-03-03T12:07:13</meta:creation-date>
    <dc:date>2011-03-03T12:08:49</dc:date>
    <dc:creator>Jessica Gallagher</dc:creator>
    <meta:editing-duration>PT00H01M37S</meta:editing-duration>
    <meta:editing-cycles>1</meta:editing-cycles>
    <meta:document-statistic meta:table-count="3" meta:cell-count="336" meta:object-count="0"/>
    <meta:generator>OpenOffice.org/3.2$Unix OpenOffice.org_project/320m12$Build-9483</meta:generator>
  </office:meta>
</office:document-meta>
</file>